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Link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Link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Link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Link.SiteTreeLink( DocumentFactory factory , SiteNode node , String _languag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